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002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 : Demande de collaboration pour la collecte d’informations relatives aux projets et programmes de création d’emploi<text:line-break/><text:line-break/>Madame la Directrice Générale / Monsieur le Directeur Général,<text:line-break/><text:line-break/>Dans le cadre des travaux de l'Observatoire National de l'Emploi et des Qualifications (ONEQ), nous avons engagé l'élaboration d’un Annuaire Statistique de l'Emploi de Djibouti.<text:line-break/><text:line-break/>Afin de documenter le chapitre consacré aux projets et programmes de création d’emploi, nous sollicitons votre <text:s/>collaboration pour la transmission des informations relatives aux projets que votre institution met en œuvre ou soutient.<text:line-break/><text:line-break/>Pour faciliter cette collecte, deux fiches techniques simplifiées seront jointes à ce courrier : l'une relative aux caractéristiques générales du projet, l'autre relative au profil des bénéficiaires et aux emplois créés. Ces fiches visent à harmoniser les informations collectées et à en simplifier le remplissage.<text:line-break/><text:line-break/>Nous vous serions reconnaissants de bien vouloir orienter notre demande vers le service ou la direction compétente au sein de votre institution afin de faciliter la transmission des données demandées.<text:line-break/><text:line-break/>Les informations recueillies seront intégrées de manière agrégée et confidentielle à l’Annuaire Statistique de l'Emploi, afin de valoriser les actions menées en matière d’insertion professionnelle et de promotion de l’emploi à Djibouti.<text:line-break/><text:line-break/>Nous restons naturellement à votre disposition pour toute précision complémentaire et pour convenir des modalités pratiques de collecte.<text:line-break/><text:line-break/>En vous remerciant par avance pour votre précieuse collaboration, nous vous prions d’agréer, Madame la Directrice Générale / Monsieur le Directeur Général, l’expression de nos salutations distinguées.<text:line-break/><text:line-break/>Observatoire National de l’Emploi et des Qualifications (ONEQ)<text:line-break/>Agence Nationale de l’Emploi, de la Formation et de l’Insertion Professionnelle (ANEFIP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3:03:12.908075381</meta:creation-date>
    <dc:date>2025-04-30T07:30:11.620409278</dc:date>
    <meta:editing-duration>PT18H16M37S</meta:editing-duration>
    <meta:editing-cycles>1</meta:editing-cycles>
    <meta:document-statistic meta:table-count="0" meta:image-count="0" meta:object-count="0" meta:page-count="1" meta:paragraph-count="1" meta:word-count="256" meta:character-count="1848" meta:non-whitespace-character-count="1583"/>
    <meta:generator>LibreOffice/24.2.7.2$Linux_X86_64 LibreOffice_project/420$Build-2</meta:generator>
  </office:meta>
</office:document-meta>
</file>